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paragraph-properties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size="12pt" style:font-size-asian="12pt"/>
    </style:style>
  </office:automatic-styles>
  <office:body>
    <office:text text:use-soft-page-breaks="true">
      <text:p text:style-name="P1">Reinforcement Learning Project</text:p>
      <text:p text:style-name="P2">Optimal policies and functions</text:p>
      <text:p text:style-name="P3"/>
      <text:p text:style-name="P4">If an MDP rewards an agent for taking certain actions in the environment, then the agents goal is typically to maximise<text:s/>the reward it gains throughout its execution. It can do this by formulating a list of rules or a mapping from states to actions that it believes, if followed, will result in the most reward. This is called a policy. The agent we are considering for this project knows nothing about the environment except the state it is in and the actions it can take. Therefore, the agent must explore the environment, receive rewards, and figure out a good policy. An optimal policy is the best possible choice of actions; or<text:s/>the actions that lead to the highest reward possible in an MDP.<text:s/></text:p>
      <text:p text:style-name="P5"/>
      <text:p text:style-name="P6">An agent<text:s/>is not required to<text:s/>find an optimal policy<text:s/>– there are other methods that will guarantee to find an optimal policy for non-deterministic or deterministic MDP’s. However, these methods require more information about the environment than we are constraining our agent to. By finding the value function of an MDP, we can know it’s optimal policy. The value function is the total reward<text:s/>that can be gained<text:s/>in a certain state, if the policy is followed. In a non-deterministic MDP, this is an estimation of the value<text:s/>function<text:s/>but can still be considered optimal if the probability distribution for a state is known. We can implement an algorithm that finds the value function by starting at the end or reward state and iteratively propagating the estimated<text:s/>reward backwards.<text:s/>A state’s value is the discounted estimated future reward + any immediate<text:s/>rewards gained from the state. Estimated future rewards are discounted, as the further away we are from the actual reward state, the less we want to consider the rewards estimation – an optimal policy should find the fastest way to get to the reward.<text:s/>To<text:s/>do this, we must know the reward function and the state-transition function.</text:p>
      <text:p text:style-name="P7"/>
      <text:p text:style-name="P8">Value iteration will allow us to know the value function, which can help us find the optimal policy. Policy iteration will find us the actual optimal policy – the exact mapping of states and actions that yields the largest estimated reward.<text:s/>It works by first having a policy in place that we can iteratively improve. This initial policy can be random, or we can use some other method for generating a policy that may be closer to the optimal policy.<text:s/>Then, following the policy, the value of each state is calculated, and given these new values, we see if we can change the policy to<text:s/>increase its estimated reward. If so, we make that change and iterate again until the policy does not change.<text:s/></text:p>
      <text:p text:style-name="P9"/>
      <text:p text:style-name="P10">The two algorithms can be used to guarantee us an optimal policy – but in many environments, especially real-world environments, we cannot get the information necessary to use them. A robot cannot know the probability of being pushed by a human, or its motor moving a few degrees to far, and so cannot know the state-transition function.<text:s/>In our grid world environment however, we do know these functions, and so we can use them to test against the agents learning speed and accuracy, while still simulating an environment where the functions are unknown to the agen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6-11-13T11:44:00Z</meta:creation-date>
    <dc:date>2016-11-13T19:22:00Z</dc:date>
    <meta:template xlink:href="Normal.dotm" xlink:type="simple"/>
    <meta:editing-cycles>21</meta:editing-cycles>
    <meta:editing-duration>PT5340S</meta:editing-duration>
    <meta:document-statistic meta:page-count="1" meta:paragraph-count="6" meta:word-count="479" meta:character-count="3204" meta:row-count="22" meta:non-whitespace-character-count="2731"/>
  </office:meta>
</office:document-meta>
</file>